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zechAnalyzer.CzechAnalyzer( HashSet stopwor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zechAnalyzer.CzechAnalyz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zechAnalyzer.CzechAnalyzer( String [ ] stopwor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zechAnalyzer.tokenStream( String fieldName , 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zechAnalyzer.loadStopWords( InputStream wordfile , String encoding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CzechAnalyzer.CzechAnalyzer( File stopwor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